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gradient" draw:fill-gradient-name="blau8_20_-_20_weiß" draw:textarea-horizontal-align="left" draw:textarea-vertical-align="top" draw:auto-grow-height="false" fo:padding-top="0.05cm" fo:padding-bottom="0.05cm" fo:padding-left="0.05cm" fo:padding-right="0.05cm"/>
    </style:style>
    <style:style style:name="gr2" style:family="graphic" style:parent-style-name="standard">
      <style:graphic-properties draw:stroke="dash" draw:stroke-dash="Fine_20_Dashed_20__28_var_29_" draw:fill="gradient" draw:fill-color="#e6e6ff" draw:fill-gradient-name="Gradient_20_9" draw:textarea-horizontal-align="center" draw:textarea-vertical-align="top" draw:auto-grow-height="false" fo:padding-top="0cm" fo:padding-bottom="0cm" fo:padding-left="0cm" fo:padding-right="0cm" draw:shadow="hidden"/>
    </style:style>
    <style:style style:name="gr3" style:family="graphic" style:parent-style-name="standard">
      <style:graphic-properties draw:fill-color="#0066cc" draw:textarea-horizontal-align="justify" draw:textarea-vertical-align="middle" draw:auto-grow-height="false" draw:shadow="visible" draw:shadow-offset-x="0.1cm" draw:shadow-offset-y="0.1cm"/>
    </style:style>
    <style:style style:name="gr4" style:family="graphic" style:parent-style-name="standard">
      <style:graphic-properties draw:stroke="dash" draw:stroke-dash="Ultrafine_20_Dashed" draw:fill="gradient" draw:fill-gradient-name="Grün-weiß" draw:textarea-horizontal-align="right" draw:textarea-vertical-align="top" draw:auto-grow-height="false" fo:padding-top="0cm" fo:padding-bottom="0cm" fo:padding-left="0cm" fo:padding-right="0cm"/>
    </style:style>
    <style:style style:name="gr5" style:family="graphic" style:parent-style-name="standard">
      <style:graphic-properties draw:fill="solid" draw:fill-color="#216021" draw:textarea-horizontal-align="justify" draw:textarea-vertical-align="middle" draw:auto-grow-height="false" draw:shadow="visible" draw:shadow-offset-x="0.1cm" draw:shadow-offset-y="0.1cm"/>
    </style:style>
    <style:style style:name="gr6" style:family="graphic" style:parent-style-name="standard">
      <style:graphic-properties draw:stroke="dash" draw:stroke-dash="Ultrafine_20_Dashed" draw:marker-end="Arrow_20_concave" draw:marker-end-width="0.2cm" draw:textarea-horizontal-align="center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draw:shadow="visible" draw:shadow-offset-x="0.1cm" draw:shadow-offset-y="0.1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width="true" fo:min-height="0.5cm" fo:padding-top="0cm" fo:padding-bottom="0cm" fo:padding-left="0cm" fo:padding-right="0cm"/>
    </style:style>
    <style:style style:name="gr9" style:family="graphic" style:parent-style-name="standard">
      <style:graphic-properties draw:marker-end="Arrow_20_concave" draw:marker-end-width="0.2cm" draw:textarea-horizontal-align="center"/>
    </style:style>
    <style:style style:name="gr10" style:family="graphic" style:parent-style-name="standard">
      <style:graphic-properties svg:stroke-color="#666666" draw:marker-end="Arrow_20_concave" draw:marker-end-width="0.2cm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width="true" fo:min-height="0.25cm" fo:min-width="0.25cm" fo:padding-top="0cm" fo:padding-bottom="0cm" fo:padding-left="0cm" fo:padding-right="0cm"/>
    </style:style>
    <style:style style:name="gr12" style:family="graphic" style:parent-style-name="standard">
      <style:graphic-properties draw:stroke="dash" draw:stroke-dash="Ultrafine_20_Dashed" draw:marker-end="Arrow_20_concave" draw:marker-end-width="0.2cm" draw:textarea-horizontal-align="center"/>
    </style:style>
    <style:style style:name="gr13" style:family="graphic" style:parent-style-name="standard">
      <style:graphic-properties draw:stroke="none" svg:stroke-color="#000000" draw:fill="none" draw:fill-color="#ffffff" fo:min-height="0.75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fo:min-height="0.875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fo:min-height="0.5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margin-left="0cm" fo:margin-right="0cm" fo:text-align="center" fo:text-indent="0cm"/>
      <style:text-properties fo:font-size="12pt" fo:font-weight="normal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color="#ffffff"/>
    </style:style>
    <style:style style:name="P5" style:family="paragraph">
      <style:paragraph-properties fo:margin-left="0cm" fo:margin-right="0cm" fo:text-align="center" fo:text-indent="0cm"/>
      <style:text-properties fo:color="#ffffff" fo:font-size="8pt" fo:font-weight="normal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style:use-window-font-color="true"/>
    </style:style>
    <style:style style:name="P8" style:family="paragraph">
      <style:paragraph-properties fo:margin-left="0cm" fo:margin-right="0cm" fo:text-align="center" fo:text-indent="0cm"/>
      <style:text-properties style:use-window-font-color="true" fo:font-size="8pt" fo:font-weight="normal"/>
    </style:style>
    <style:style style:name="P9" style:family="paragraph">
      <style:paragraph-properties fo:margin-left="0cm" fo:margin-right="0cm" fo:text-align="center" fo:text-indent="0cm"/>
      <style:text-properties fo:font-size="8pt"/>
    </style:style>
    <style:style style:name="P10" style:family="paragraph">
      <style:paragraph-properties fo:text-align="center"/>
      <style:text-properties fo:font-size="8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font-size="8pt"/>
    </style:style>
    <style:style style:name="T1" style:family="text">
      <style:text-properties fo:font-size="12pt"/>
    </style:style>
    <style:style style:name="T2" style:family="text">
      <style:text-properties fo:font-size="12pt" fo:font-weight="normal"/>
    </style:style>
    <style:style style:name="T3" style:family="text">
      <style:text-properties fo:font-size="8pt" fo:font-weight="normal"/>
    </style:style>
    <style:style style:name="T4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cm" svg:height="5.5cm" svg:x="0cm" svg:y="1.038cm">
          <text:p text:style-name="P1"><text:span text:style-name="T1">Data of this ECU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2065.36993273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1.25cm" svg:height="1.75cm" svg:x="0cm" svg:y="6.788cm">
          <draw:glue-point draw:id="4" svg:x="0.411cm" svg:y="4.347cm"/>
          <text:p text:style-name="P3"><text:span text:style-name="T2">Feature levels of process data <text:s text:c="31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4" draw:layer="layout" svg:width="3.25cm" svg:height="0.75cm" svg:x="0.25cm" svg:y="5.288cm">
          <text:p text:style-name="P4"><text:span text:style-name="T3">iProcDataLocal_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5" draw:id="id5" draw:layer="layout" svg:width="3.25cm" svg:height="1cm" svg:x="2cm" svg:y="4.038cm">
          <text:p text:style-name="P4"><text:span text:style-name="T3">iLBSProcDataLocal</text:span><text:span text:style-name="T3"><text:line-break/></text:span><text:span text:style-name="T3">SimpleMeasure_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5" draw:id="id6" draw:layer="layout" svg:width="3.25cm" svg:height="1cm" svg:x="3.75cm" svg:y="2.788cm">
          <text:p text:style-name="P4"><text:span text:style-name="T3">iLBSProcDataLocal</text:span><text:span text:style-name="T3"><text:line-break/></text:span><text:span text:style-name="T3">SimpleSetPoint_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5" draw:id="id7" draw:layer="layout" svg:width="3.25cm" svg:height="1.25cm" svg:x="5.5cm" svg:y="1.288cm">
          <text:p text:style-name="P4"><text:span text:style-name="T3">iLBSProcDataLocal</text:span><text:span text:style-name="T3"><text:line-break/></text:span><text:span text:style-name="T3">SimpleSetPoint</text:span><text:span text:style-name="T3"><text:line-break/></text:span><text:span text:style-name="T3">SimpleMeasure_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2" draw:layer="layout" svg:width="12cm" svg:height="5.5cm" svg:x="9.25cm" svg:y="1.038cm">
          <text:p text:style-name="P1"><text:span text:style-name="T1">Data requested</text:span></text:p>
          <text:p text:style-name="P1"><text:span text:style-name="T1">from other ECU</text:span></text:p>
          <draw:enhanced-geometry svg:viewBox="0 0 21600 21600" draw:path-stretchpoint-x="10800" draw:path-stretchpoint-y="10800" draw:text-areas="?f3 ?f4 ?f5 ?f6" draw:type="round-rectangle" draw:modifiers="1622.853878017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id="id2" draw:layer="layout" svg:width="3.5cm" svg:height="1.5cm" svg:x="17.5cm" svg:y="3.288cm">
          <text:p text:style-name="P4"><text:span text:style-name="T3">iLBSProcDataRemote</text:span><text:span text:style-name="T3"><text:line-break/></text:span><text:span text:style-name="T3">SimpleSetPoint</text:span><text:span text:style-name="T3"><text:line-break/></text:span><text:span text:style-name="T3">SimpleMeasure</text:span><text:span text:style-name="T3"><text:line-break/></text:span><text:span text:style-name="T3">Combined_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" draw:text-style-name="P6" draw:layer="layout" draw:type="line" svg:x1="19.249cm" svg:y1="7.038cm" svg:x2="19.25cm" svg:y2="4.788cm" draw:start-shape="id1" draw:start-glue-point="8" draw:end-shape="id2" draw:end-glue-point="2">
          <text:p text:style-name="P11"/>
        </draw:connector>
        <draw:custom-shape draw:style-name="gr5" draw:text-style-name="P5" draw:id="id8" draw:layer="layout" svg:width="3.5cm" svg:height="0.75cm" svg:x="9.5cm" svg:y="1.538cm">
          <text:p text:style-name="P4"><text:span text:style-name="T3">iProcDataRemote_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5" draw:id="id9" draw:layer="layout" svg:width="3.5cm" svg:height="1cm" svg:x="11.5cm" svg:y="2.538cm">
          <text:p text:style-name="P4"><text:span text:style-name="T3">iLBSProcDataRemote</text:span><text:span text:style-name="T3"><text:line-break/></text:span><text:span text:style-name="T3">SimpleMeasure_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5" draw:id="id10" draw:layer="layout" svg:width="3.5cm" svg:height="1cm" svg:x="13.5cm" svg:y="3.788cm">
          <text:p text:style-name="P4"><text:span text:style-name="T3">iLBSProcDataRemote</text:span><text:span text:style-name="T3"><text:line-break/></text:span><text:span text:style-name="T3">SimpleSetPoint_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5" draw:id="id11" draw:layer="layout" svg:width="3.5cm" svg:height="1.25cm" svg:x="15.5cm" svg:y="5.038cm">
          <text:p text:style-name="P4"><text:span text:style-name="T3">iLBSProcDataRemote</text:span><text:span text:style-name="T3"><text:line-break/></text:span><text:span text:style-name="T3">SimpleSetPoint</text:span><text:span text:style-name="T3"><text:line-break/></text:span><text:span text:style-name="T3">SimpleMeasure_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8" draw:id="id12" draw:layer="layout" svg:width="3.75cm" svg:height="1.25cm" svg:x="0.5cm" svg:y="7.038cm">
          <text:p text:style-name="P7"><text:span text:style-name="T3">Measurement Programs</text:span><text:span text:style-name="T3"><text:line-break/></text:span><text:span text:style-name="T3">Capable Setpoint </text:span></text:p>
          <text:p text:style-name="P7"><text:span text:style-name="T3">Handlin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8" draw:id="id13" draw:layer="layout" svg:width="3.75cm" svg:height="0.5cm" svg:x="4.5cm" svg:y="7.488cm">
          <text:p text:style-name="P7"><text:span text:style-name="T3">Simple Measurement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8" draw:id="id14" draw:layer="layout" svg:width="3.75cm" svg:height="0.5cm" svg:x="8.5cm" svg:y="7.488cm">
          <text:p text:style-name="P7"><text:span text:style-name="T3">Simple SetPoint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8" draw:id="id15" draw:layer="layout" svg:width="3.75cm" svg:height="1cm" svg:x="12.5cm" svg:y="7.238cm">
          <text:p text:style-name="P7"><text:span text:style-name="T3">Simple Measurement</text:span><text:span text:style-name="T3"><text:line-break/></text:span><text:span text:style-name="T3">and Simple SetPoint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8" draw:id="id1" draw:layer="layout" svg:width="3.75cm" svg:height="1.25cm" svg:x="16.5cm" svg:y="7.038cm">
          <draw:glue-point draw:id="8" svg:x="2.333cm" svg:y="-5cm"/>
          <text:p text:style-name="P7"><text:span text:style-name="T3">Simple Measurement</text:span><text:span text:style-name="T3"><text:line-break/></text:span><text:span text:style-name="T3">and Simple SetPoint</text:span><text:span text:style-name="T3"><text:line-break/></text:span><text:span text:style-name="T3">Combin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8" draw:text-style-name="P9" draw:id="id3" draw:layer="layout" svg:width="0.146cm" svg:height="0.5cm" svg:x="9.027cm" svg:y="-0.081cm">
          <draw:text-box>
            <text:p text:style-name="P9"><text:span text:style-name="T4">*</text:span></text:p>
          </draw:text-box>
        </draw:frame>
        <draw:connector draw:style-name="gr9" draw:text-style-name="P6" draw:layer="layout" draw:type="curve" svg:x1="9.027cm" svg:y1="0.169cm" svg:x2="1.875cm" svg:y2="5.288cm" draw:start-shape="id3" draw:start-glue-point="3" draw:end-shape="id4" draw:end-glue-point="0">
          <text:p text:style-name="P11"/>
        </draw:connector>
        <draw:connector draw:style-name="gr9" draw:text-style-name="P6" draw:layer="layout" draw:type="curve" svg:x1="9.027cm" svg:y1="0.169cm" svg:x2="3.625cm" svg:y2="4.038cm" draw:start-shape="id3" draw:start-glue-point="3" draw:end-shape="id5" draw:end-glue-point="0">
          <text:p text:style-name="P11"/>
        </draw:connector>
        <draw:connector draw:style-name="gr9" draw:text-style-name="P6" draw:layer="layout" draw:type="curve" svg:x1="9.027cm" svg:y1="0.169cm" svg:x2="5.375cm" svg:y2="2.788cm" draw:start-shape="id3" draw:start-glue-point="3" draw:end-shape="id6" draw:end-glue-point="0">
          <text:p text:style-name="P11"/>
        </draw:connector>
        <draw:connector draw:style-name="gr9" draw:text-style-name="P6" draw:layer="layout" draw:type="curve" svg:x1="9.027cm" svg:y1="0.169cm" svg:x2="7.125cm" svg:y2="1.288cm" draw:start-shape="id3" draw:start-glue-point="3" draw:end-shape="id7" draw:end-glue-point="0">
          <text:p text:style-name="P11"/>
        </draw:connector>
        <draw:connector draw:style-name="gr10" draw:text-style-name="P6" draw:layer="layout" draw:type="curve" svg:x1="9.173cm" svg:y1="0.169cm" svg:x2="11.25cm" svg:y2="1.538cm" draw:start-shape="id3" draw:start-glue-point="1" draw:end-shape="id8" draw:end-glue-point="0">
          <text:p text:style-name="P11"/>
        </draw:connector>
        <draw:connector draw:style-name="gr10" draw:text-style-name="P6" draw:layer="layout" draw:type="curve" svg:x1="9.173cm" svg:y1="0.169cm" svg:x2="13.25cm" svg:y2="2.538cm" draw:start-shape="id3" draw:start-glue-point="1" draw:end-shape="id9" draw:end-glue-point="0">
          <text:p text:style-name="P11"/>
        </draw:connector>
        <draw:connector draw:style-name="gr10" draw:text-style-name="P6" draw:layer="layout" draw:type="curve" svg:x1="9.173cm" svg:y1="0.169cm" svg:x2="15.25cm" svg:y2="3.788cm" draw:start-shape="id3" draw:start-glue-point="1" draw:end-shape="id10" draw:end-glue-point="0">
          <text:p text:style-name="P11"/>
        </draw:connector>
        <draw:connector draw:style-name="gr10" draw:text-style-name="P6" draw:layer="layout" draw:type="curve" svg:x1="9.173cm" svg:y1="0.169cm" svg:x2="17.25cm" svg:y2="5.038cm" draw:start-shape="id3" draw:start-glue-point="1" draw:end-shape="id11" draw:end-glue-point="0">
          <text:p text:style-name="P11"/>
        </draw:connector>
        <draw:connector draw:style-name="gr10" draw:text-style-name="P6" draw:layer="layout" draw:type="curve" svg:x1="9.173cm" svg:y1="0.169cm" svg:x2="19.25cm" svg:y2="3.288cm" draw:start-shape="id3" draw:start-glue-point="1" draw:end-shape="id2" draw:end-glue-point="0">
          <text:p text:style-name="P11"/>
        </draw:connector>
        <draw:connector draw:style-name="gr6" draw:text-style-name="P6" draw:layer="layout" draw:type="line" svg:x1="2.375cm" svg:y1="7.038cm" svg:x2="1.875cm" svg:y2="6.038cm" draw:start-shape="id12" draw:start-glue-point="0" draw:end-shape="id4" draw:end-glue-point="2">
          <text:p text:style-name="P11"/>
        </draw:connector>
        <draw:connector draw:style-name="gr6" draw:text-style-name="P6" draw:layer="layout" draw:type="line" svg:x1="6.375cm" svg:y1="7.488cm" svg:x2="3.625cm" svg:y2="5.038cm" draw:start-shape="id13" draw:start-glue-point="0" draw:end-shape="id5" draw:end-glue-point="2">
          <text:p text:style-name="P11"/>
        </draw:connector>
        <draw:connector draw:style-name="gr6" draw:text-style-name="P6" draw:layer="layout" draw:type="line" svg:x1="10.375cm" svg:y1="7.488cm" svg:x2="5.375cm" svg:y2="3.788cm" draw:start-shape="id14" draw:start-glue-point="0" draw:end-shape="id6" draw:end-glue-point="2">
          <text:p text:style-name="P11"/>
        </draw:connector>
        <draw:connector draw:style-name="gr6" draw:text-style-name="P6" draw:layer="layout" draw:type="line" svg:x1="14.375cm" svg:y1="7.238cm" svg:x2="7.125cm" svg:y2="2.538cm" draw:start-shape="id15" draw:start-glue-point="0" draw:end-shape="id7" draw:end-glue-point="2">
          <text:p text:style-name="P11"/>
        </draw:connector>
        <draw:connector draw:style-name="gr6" draw:text-style-name="P6" draw:layer="layout" draw:type="line" svg:x1="14.375cm" svg:y1="7.238cm" svg:x2="17.25cm" svg:y2="6.288cm" draw:start-shape="id15" draw:start-glue-point="0" draw:end-shape="id11" draw:end-glue-point="2">
          <text:p text:style-name="P11"/>
        </draw:connector>
        <draw:connector draw:style-name="gr6" draw:text-style-name="P6" draw:layer="layout" draw:type="line" svg:x1="10.375cm" svg:y1="7.488cm" svg:x2="15.25cm" svg:y2="4.788cm" draw:start-shape="id14" draw:start-glue-point="0" draw:end-shape="id10" draw:end-glue-point="2">
          <text:p text:style-name="P11"/>
        </draw:connector>
        <draw:connector draw:style-name="gr6" draw:text-style-name="P6" draw:layer="layout" draw:type="line" svg:x1="6.375cm" svg:y1="7.488cm" svg:x2="13.25cm" svg:y2="3.538cm" draw:start-shape="id13" draw:start-glue-point="0" draw:end-shape="id9" draw:end-glue-point="2">
          <text:p text:style-name="P11"/>
        </draw:connector>
        <draw:connector draw:style-name="gr6" draw:text-style-name="P6" draw:layer="layout" draw:type="line" svg:x1="2.375cm" svg:y1="7.038cm" svg:x2="11.25cm" svg:y2="2.288cm" draw:start-shape="id12" draw:start-glue-point="0" draw:end-shape="id8" draw:end-glue-point="2">
          <text:p text:style-name="P11"/>
        </draw:connector>
        <draw:frame draw:style-name="gr11" draw:text-style-name="P9" draw:id="id16" draw:layer="layout" svg:width="0.25cm" svg:height="0.331cm" svg:x="10cm" svg:y="9.51cm">
          <draw:text-box>
            <text:p text:style-name="P9"><text:span text:style-name="T4">*</text:span></text:p>
          </draw:text-box>
        </draw:frame>
        <draw:connector draw:style-name="gr6" draw:text-style-name="P6" draw:layer="layout" draw:type="curve" draw:line-skew="1.4cm -0.3cm" svg:x1="10cm" svg:y1="9.675cm" svg:x2="2.375cm" svg:y2="8.288cm" draw:start-shape="id16" draw:start-glue-point="3" draw:end-shape="id12" draw:end-glue-point="2">
          <text:p text:style-name="P11"/>
        </draw:connector>
        <draw:connector draw:style-name="gr12" draw:text-style-name="P10" draw:layer="layout" draw:type="curve" svg:x1="10cm" svg:y1="9.675cm" svg:x2="6.375cm" svg:y2="7.988cm" draw:start-shape="id16" draw:start-glue-point="3" draw:end-shape="id13" draw:end-glue-point="2">
          <text:p text:style-name="P11"/>
        </draw:connector>
        <draw:connector draw:style-name="gr12" draw:text-style-name="P10" draw:layer="layout" draw:type="line" svg:x1="10.125cm" svg:y1="9.51cm" svg:x2="10.375cm" svg:y2="7.988cm" draw:start-shape="id16" draw:start-glue-point="0" draw:end-shape="id14" draw:end-glue-point="2">
          <text:p text:style-name="P11"/>
        </draw:connector>
        <draw:connector draw:style-name="gr6" draw:text-style-name="P6" draw:layer="layout" draw:type="curve" svg:x1="10.25cm" svg:y1="9.675cm" svg:x2="14.375cm" svg:y2="8.238cm" draw:start-shape="id16" draw:start-glue-point="1" draw:end-shape="id15" draw:end-glue-point="2">
          <text:p text:style-name="P11"/>
        </draw:connector>
        <draw:connector draw:style-name="gr6" draw:text-style-name="P6" draw:layer="layout" draw:type="curve" svg:x1="10.25cm" svg:y1="9.675cm" svg:x2="18.375cm" svg:y2="8.288cm" draw:start-shape="id16" draw:start-glue-point="1" draw:end-shape="id1" draw:end-glue-point="2">
          <text:p text:style-name="P11"/>
        </draw:connector>
        <draw:frame draw:style-name="gr13" draw:text-style-name="P1" draw:layer="layout" svg:width="3.5cm" svg:height="0.75cm" svg:x="8.5cm" svg:y="8.55cm">
          <draw:text-box>
            <text:p text:style-name="P1"><text:span text:style-name="T4">no selective setpoint</text:span></text:p>
            <text:p text:style-name="P1"><text:span text:style-name="T4">acceptance or rejection</text:span></text:p>
          </draw:text-box>
        </draw:frame>
        <draw:frame draw:style-name="gr14" draw:text-style-name="P1" draw:layer="layout" svg:width="2.5cm" svg:height="0.875cm" svg:x="4.75cm" svg:y="8.425cm">
          <draw:text-box>
            <text:p text:style-name="P1"><text:span text:style-name="T4">no measurement</text:span></text:p>
            <text:p text:style-name="P1"><text:span text:style-name="T4">programs</text:span></text:p>
          </draw:text-box>
        </draw:frame>
        <draw:frame draw:style-name="gr15" draw:layer="layout" svg:width="0.502cm" svg:height="0.988cm" svg:x="4.258cm" svg:y="11.36cm">
          <draw:text-box>
            <text:p text:style-name="P11"/>
          </draw:text-box>
        </draw:frame>
        <draw:frame draw:style-name="gr16" draw:text-style-name="P9" draw:layer="layout" svg:width="2.5cm" svg:height="0.661cm" svg:x="13.3cm" svg:y="8.55cm">
          <draw:text-box>
            <text:p text:style-name="P9"><text:span text:style-name="T4">very restricted process data</text:span></text:p>
          </draw:text-box>
        </draw:frame>
        <draw:frame draw:style-name="gr17" draw:text-style-name="P12" draw:layer="layout" svg:width="2.169cm" svg:height="0.661cm" svg:x="18.081cm" svg:y="8.664cm">
          <draw:text-box>
            <text:p text:style-name="P11"><text:span text:style-name="T4">most restricted</text:span></text:p>
            <text:p text:style-name="P11"><text:span text:style-name="T4">process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1800" draw:border="0%"/>
    <draw:gradient draw:name="Grün-weiß" draw:style="linear" draw:start-color="#008000" draw:end-color="#ffffff" draw:start-intensity="100%" draw:end-intensity="100%" draw:angle="1800" draw:border="0%"/>
    <draw:gradient draw:name="blau8_20_-_20_weiß" draw:display-name="blau8 - weiß" draw:style="linear" draw:start-color="#99ccff" draw:end-color="#ffffff" draw:start-intensity="100%" draw:end-intensity="100%" draw:angle="180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de" style:country-asian="DE" style:font-family-complex="'Bitstream Vera Sans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25cm" fo:page-height="9.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29T10:38:39</meta:creation-date>
    <dc:date>2007-12-11T12:36:37</dc:date>
    <dc:language>de-DE</dc:language>
    <meta:editing-cycles>17</meta:editing-cycles>
    <meta:editing-duration>PT6H33M17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